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50"/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4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15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50">
      <style:table-cell-properties fo:border-top="thin double #000000" fo:border-bottom="none" fo:border-left="none" fo:border-right="thin double #000000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double #000000" fo:border-left="thin double #000000" fo:border-right="none"/>
    </style:style>
    <style:style style:name="ce19" style:family="table-cell" style:parent-style-name="Default" style:data-style-name="N50">
      <style:table-cell-properties fo:border-top="none" fo:border-bottom="thin double #000000" fo:border-left="none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2" style:family="table-cell" style:parent-style-name="Default" style:data-style-name="N0">
      <style:table-cell-properties fo:border-top="thin solid #000000" fo:border-bottom="none" fo:border-left="thin double #000000" fo:border-right="none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5" style:family="table-cell" style:parent-style-name="Default" style:data-style-name="N0">
      <style:table-cell-properties fo:border-top="thin solid #000000" fo:border-bottom="thin solid #000000" fo:border-left="thin double #000000" fo:border-right="none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8" style:family="table-cell" style:parent-style-name="Default" style:data-style-name="N50">
      <style:table-cell-properties fo:border-top="thin solid #000000" fo:border-bottom="thin solid #000000" fo:border-left="none" fo:border-right="none"/>
    </style:style>
    <style:style style:name="ce29" style:family="table-cell" style:parent-style-name="Default" style:data-style-name="N0">
      <style:table-cell-properties fo:border-top="thin solid #000000" fo:border-bottom="thin solid #000000" fo:border-left="thin double #000000" fo:border-right="none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</style:style>
    <style:style style:name="ce31" style:family="table-cell" style:parent-style-name="Default" style:data-style-name="N0">
      <style:table-cell-properties fo:border="thin solid #000000" style:vertical-align="automatic" fo:background-color="transparent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0">
      <style:table-cell-properties fo:border="thin solid #00000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none" fo:border-bottom="thin double #000000" fo:border-left="thin solid #000000" fo:border-right="thin solid #000000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9" style:family="table-cell" style:parent-style-name="Default" style:data-style-name="N50">
      <style:table-cell-properties fo:border-top="thin solid #000000" fo:border-bottom="none" fo:border-left="thin solid #000000" fo:border-right="thin solid #000000"/>
    </style:style>
    <style:style style:name="ce40" style:family="table-cell" style:parent-style-name="Default" style:data-style-name="N50">
      <style:table-cell-properties fo:border="thin solid #000000"/>
    </style:style>
    <style:style style:name="ce41" style:family="table-cell" style:parent-style-name="Default" style:data-style-name="N0">
      <style:table-cell-properties fo:border-top="none" fo:border-bottom="thin double #000000" fo:border-left="thin solid #000000" fo:border-right="thin solid #000000"/>
    </style:style>
    <style:style style:name="ce42" style:family="table-cell" style:parent-style-name="Default" style:data-style-name="N50">
      <style:table-cell-properties fo:border-top="none" fo:border-bottom="thin double #000000" fo:border-left="thin solid #000000" fo:border-right="thin solid #000000"/>
    </style:style>
    <style:style style:name="ce43" style:family="table-cell" style:parent-style-name="Default" style:data-style-name="N0">
      <style:table-cell-properties fo:border-top="thin double #000000" fo:border-bottom="none" fo:border-left="none" fo:border-right="none"/>
      <style:text-properties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double #000000" fo:border-bottom="none" fo:border-left="thin double #000000" fo:border-right="none"/>
      <style:text-properties fo:font-weight="bold" style:font-weight-asian="bold" style:font-weight-complex="bold" style:font-family-generic="swiss"/>
    </style:style>
    <style:style style:name="ce45" style:family="table-cell" style:parent-style-name="Default" style:data-style-name="N30">
      <style:table-cell-properties fo:border-top="thin solid #000000" fo:border-bottom="thin solid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thin double #000000" fo:border-left="thin double #000000" fo:border-right="none"/>
    </style:style>
    <style:style style:name="ce47" style:family="table-cell" style:parent-style-name="Default" style:data-style-name="N50">
      <style:table-cell-properties fo:border-top="thin double #000000" fo:border-bottom="none" fo:border-left="none" fo:border-right="none"/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double #000000" fo:border-right="thin solid #000000"/>
    </style:style>
    <style:style style:name="ce50" style:family="table-cell" style:parent-style-name="Default" style:data-style-name="N0">
      <style:table-cell-properties fo:border-top="thin solid #000000" fo:border-bottom="thin solid #000000" fo:border-left="thin double #000000" fo:border-right="thin solid #000000"/>
    </style:style>
    <style:style style:name="ce51" style:family="table-cell" style:parent-style-name="Default" style:data-style-name="N0">
      <style:table-cell-properties fo:border-top="thin solid #000000" fo:border-bottom="thin solid #000000" fo:border-left="thin double #000000" fo:border-right="thin solid #000000"/>
    </style:style>
    <style:style style:name="ce52" style:family="table-cell" style:parent-style-name="Default" style:data-style-name="N0">
      <style:table-cell-properties fo:border-top="none" fo:border-bottom="thin double #000000" fo:border-left="thin double #000000" fo:border-right="thin solid #000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double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double #000000" style:vertical-align="automatic" style:repeat-content="false"/>
      <style:paragraph-properties fo:text-align="center"/>
    </style:style>
    <style:style style:name="ce56" style:family="table-cell" style:parent-style-name="Default" style:data-style-name="N50">
      <style:table-cell-properties fo:border-top="thin solid #000000" fo:border-bottom="thin solid #000000" fo:border-left="thin solid #000000" fo:border-right="thin double #000000"/>
    </style:style>
    <style:style style:name="ce57" style:family="table-cell" style:parent-style-name="Default" style:data-style-name="N50">
      <style:table-cell-properties fo:border-top="thin solid #000000" fo:border-bottom="thin double #000000" fo:border-left="thin solid #000000" fo:border-right="thin double 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3.59833333333333cm" style:use-optimal-column-width="true"/>
    </style:style>
    <style:style style:name="co3" style:family="table-column">
      <style:table-column-properties fo:break-before="auto" style:column-width="18.57375cm" style:use-optimal-column-width="true"/>
    </style:style>
    <style:style style:name="co4" style:family="table-column">
      <style:table-column-properties fo:break-before="auto" style:column-width="1.5875cm" style:use-optimal-column-width="true"/>
    </style:style>
    <style:style style:name="co5" style:family="table-column">
      <style:table-column-properties fo:break-before="auto" style:column-width="3.43958333333333cm" style:use-optimal-column-width="true"/>
    </style:style>
    <style:style style:name="co6" style:family="table-column">
      <style:table-column-properties fo:break-before="auto" style:column-width="5.87375cm" style:use-optimal-column-width="true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460625cm" style:use-optimal-column-width="true"/>
    </style:style>
    <style:style style:name="co12" style:family="table-column">
      <style:table-column-properties fo:break-before="auto" style:column-width="2.8575cm" style:use-optimal-column-width="true"/>
    </style:style>
    <style:style style:name="co13" style:family="table-column">
      <style:table-column-properties fo:break-before="auto" style:column-width="2.27541666666667cm" style:use-optimal-column-width="true"/>
    </style:style>
    <style:style style:name="co14" style:family="table-column">
      <style:table-column-properties fo:break-before="auto" style:column-width="5.13291666666667cm" style:use-optimal-column-width="true"/>
    </style:style>
    <style:style style:name="co15" style:family="table-column">
      <style:table-column-properties fo:break-before="auto" style:column-width="3.86291666666667cm" style:use-optimal-column-width="true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OM_Rev_0_1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2" table:default-cell-style-name="ce1"/>
        <table:table-column table:style-name="co16" table:number-columns-repeated="16367" table:default-cell-style-name="ce1"/>
        <table:table-row table:style-name="ro1">
          <table:table-cell table:style-name="ce1"/>
          <table:table-cell office:value-type="string" table:style-name="ce4">
            <text:p>Produktname</text:p>
          </table:table-cell>
          <table:table-cell office:value-type="string" table:style-name="ce6">
            <text:p>C64-PSU 902503-06 Austauschplatine</text:p>
          </table:table-cell>
          <table:table-cell table:style-name="ce6"/>
          <table:table-cell office:value-type="string" table:style-name="ce4">
            <text:p>Rev:</text:p>
          </table:table-cell>
          <table:table-cell office:value-type="string" table:style-name="ce6">
            <text:p>0.1.2.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Productnummer</text:p>
          </table:table-cell>
          <table:table-cell table:number-columns-repeated="2" table:style-name="ce1"/>
          <table:table-cell office:value-type="string" table:style-name="ce4">
            <text:p>Date: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style-name="ce4"/>
          <table:table-cell table:number-columns-repeated="2" table:style-name="ce1"/>
          <table:table-cell office:value-type="string" table:style-name="ce4">
            <text:p>Last Updated: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44">
            <text:p>Conrad / Völkner</text:p>
          </table:table-cell>
          <table:table-cell table:style-name="ce14"/>
          <table:table-cell office:value-type="string" table:style-name="ce44">
            <text:p>Conrad</text:p>
          </table:table-cell>
          <table:table-cell office:value-type="string" table:style-name="ce15">
            <text:p>Gesamt :</text:p>
          </table:table-cell>
          <table:table-cell office:value-type="currency" office:value="19.36" table:formula="msoxl:=SUM(I6:I18)" table:style-name="ce47">
            <text:p>19,36 €</text:p>
          </table:table-cell>
          <table:table-cell office:value-type="string" table:style-name="ce44">
            <text:p>Völkner</text:p>
          </table:table-cell>
          <table:table-cell office:value-type="string" table:style-name="ce15">
            <text:p>Gesamt :</text:p>
          </table:table-cell>
          <table:table-cell office:value-type="currency" office:value="17.39" table:formula="msoxl:=SUM(L6:L18)" table:style-name="ce16">
            <text:p>17,39 €</text:p>
          </table:table-cell>
          <table:table-cell office:value-type="string" table:style-name="ce44">
            <text:p>Reichelt</text:p>
          </table:table-cell>
          <table:table-cell table:style-name="ce14"/>
          <table:table-cell table:style-name="ce43"/>
          <table:table-cell office:value-type="string" table:style-name="ce15">
            <text:p>Gesamt :</text:p>
          </table:table-cell>
          <table:table-cell office:value-type="currency" office:value="5.56" table:formula="msoxl:=SUM(Q6:Q18)" table:style-name="ce16">
            <text:p>5,56 €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eil</text:p>
          </table:table-cell>
          <table:table-cell office:value-type="string" table:style-name="ce2">
            <text:p>Name</text:p>
          </table:table-cell>
          <table:table-cell office:value-type="string" table:style-name="ce7">
            <text:p>Beschreibung</text:p>
          </table:table-cell>
          <table:table-cell office:value-type="string" table:style-name="ce7">
            <text:p>Menge</text:p>
          </table:table-cell>
          <table:table-cell office:value-type="string" table:style-name="ce12">
            <text:p>Hersteller</text:p>
          </table:table-cell>
          <table:table-cell office:value-type="string" table:style-name="ce2">
            <text:p>Typ</text:p>
          </table:table-cell>
          <table:table-cell office:value-type="string" table:style-name="ce45">
            <text:p>Bestell-Nr.</text:p>
          </table:table-cell>
          <table:table-cell office:value-type="string" table:style-name="ce5">
            <text:p>Stückpreis</text:p>
          </table:table-cell>
          <table:table-cell office:value-type="string" table:style-name="ce48">
            <text:p>Gesamtpreis</text:p>
          </table:table-cell>
          <table:table-cell office:value-type="string" table:style-name="ce45">
            <text:p>Bestell-Nr.</text:p>
          </table:table-cell>
          <table:table-cell office:value-type="string" table:style-name="ce5">
            <text:p>Stückpreis</text:p>
          </table:table-cell>
          <table:table-cell office:value-type="string" table:style-name="ce17">
            <text:p>Gesamtpreis</text:p>
          </table:table-cell>
          <table:table-cell office:value-type="string" table:style-name="ce12">
            <text:p>Hersteller</text:p>
          </table:table-cell>
          <table:table-cell office:value-type="string" table:style-name="ce2">
            <text:p>Typ</text:p>
          </table:table-cell>
          <table:table-cell office:value-type="string" table:style-name="ce3">
            <text:p>Bestell-Nr.</text:p>
          </table:table-cell>
          <table:table-cell office:value-type="string" table:style-name="ce5">
            <text:p>Stückpreis</text:p>
          </table:table-cell>
          <table:table-cell office:value-type="string" table:style-name="ce17">
            <text:p>Gesamtpreis</text:p>
          </table:table-cell>
          <table:table-cell table:number-columns-repeated="16367"/>
        </table:table-row>
        <table:table-row table:style-name="ro1">
          <table:table-cell office:value-type="string" table:style-name="ce8">
            <text:p>C1</text:p>
          </table:table-cell>
          <table:table-cell office:value-type="string" table:style-name="ce30">
            <text:p>Kondensator</text:p>
          </table:table-cell>
          <table:table-cell office:value-type="string" table:style-name="ce21">
            <text:p>Elektrolyt-Kondensator radial bedrahtet 7.5 mm 4700 µF 25 V 20 % (Ø x H) 16 mm x 35,5 mm</text:p>
          </table:table-cell>
          <table:table-cell office:value-type="float" office:value="1" table:style-name="ce53">
            <text:p>1</text:p>
          </table:table-cell>
          <table:table-cell office:value-type="string" table:style-name="ce22">
            <text:p>Würth Elektronik</text:p>
          </table:table-cell>
          <table:table-cell office:value-type="string" table:style-name="ce35">
            <text:p>WCAP-ATG5 860020480026</text:p>
          </table:table-cell>
          <table:table-cell office:value-type="string" table:style-name="ce11">
            <text:p>1280682 - 62</text:p>
          </table:table-cell>
          <table:table-cell office:value-type="currency" office:value="2.5499999999999998" table:style-name="ce9">
            <text:p>2,55 €</text:p>
          </table:table-cell>
          <table:table-cell office:value-type="currency" office:value="2.5499999999999998" table:formula="msoxl:=$D6*H6" table:style-name="ce56">
            <text:p>2,55 €</text:p>
          </table:table-cell>
          <table:table-cell office:value-type="string" table:style-name="ce49">
            <text:p>A678651</text:p>
          </table:table-cell>
          <table:table-cell office:value-type="currency" office:value="2.5499999999999998" table:style-name="ce39">
            <text:p>2,55 €</text:p>
          </table:table-cell>
          <table:table-cell office:value-type="currency" office:value="2.5499999999999998" table:formula="msoxl:=$D6*K6" table:style-name="ce56">
            <text:p>2,55 €</text:p>
          </table:table-cell>
          <table:table-cell office:value-type="string" table:style-name="ce13">
            <text:p>Panasonic</text:p>
          </table:table-cell>
          <table:table-cell office:value-type="string" table:style-name="ce35">
            <text:p>EEUFC1E472</text:p>
          </table:table-cell>
          <table:table-cell office:value-type="string" table:style-name="ce38">
            <text:p>RAD FC 4.700/25</text:p>
          </table:table-cell>
          <table:table-cell office:value-type="currency" office:value="1.6" table:style-name="ce39">
            <text:p>1,60 €</text:p>
          </table:table-cell>
          <table:table-cell office:value-type="currency" office:value="1.6" table:formula="msoxl:=$D6*P6" table:style-name="ce56">
            <text:p>1,60 €</text:p>
          </table:table-cell>
          <table:table-cell table:number-columns-repeated="16367"/>
        </table:table-row>
        <table:table-row table:style-name="ro1">
          <table:table-cell office:value-type="string" table:style-name="ce23">
            <text:p>C2</text:p>
          </table:table-cell>
          <table:table-cell office:value-type="string" table:style-name="ce31">
            <text:p>Kondensator</text:p>
          </table:table-cell>
          <table:table-cell office:value-type="string" table:style-name="ce24">
            <text:p>Elektrolyt-Kondensator radial bedrahtet 3.5 mm 220 µF 25 V 20 % (Ø x H) 8 mm x 11,5 mm</text:p>
          </table:table-cell>
          <table:table-cell office:value-type="float" office:value="1" table:style-name="ce54">
            <text:p>1</text:p>
          </table:table-cell>
          <table:table-cell office:value-type="string" table:style-name="ce25">
            <text:p>Würth Elektronik</text:p>
          </table:table-cell>
          <table:table-cell office:value-type="string" table:style-name="ce32">
            <text:p>WCAP-ATLI 860080474010</text:p>
          </table:table-cell>
          <table:table-cell office:value-type="string" table:style-name="ce29">
            <text:p>1280865 - 62</text:p>
          </table:table-cell>
          <table:table-cell office:value-type="currency" office:value="0.31" table:style-name="ce28">
            <text:p>0,31 €</text:p>
          </table:table-cell>
          <table:table-cell office:value-type="currency" office:value="0.31" table:formula="msoxl:=$D7*H7" table:style-name="ce56">
            <text:p>0,31 €</text:p>
          </table:table-cell>
          <table:table-cell office:value-type="string" table:style-name="ce50">
            <text:p>A676831</text:p>
          </table:table-cell>
          <table:table-cell office:value-type="currency" office:value="0.31" table:style-name="ce40">
            <text:p>0,31 €</text:p>
          </table:table-cell>
          <table:table-cell office:value-type="currency" office:value="0.31" table:formula="msoxl:=$D7*K7" table:style-name="ce56">
            <text:p>0,31 €</text:p>
          </table:table-cell>
          <table:table-cell office:value-type="string" table:style-name="ce25">
            <text:p>Panasonic</text:p>
          </table:table-cell>
          <table:table-cell office:value-type="string" table:style-name="ce32">
            <text:p>EEUFC1E221B</text:p>
          </table:table-cell>
          <table:table-cell office:value-type="string" table:style-name="ce33">
            <text:p>RAD FC 220/25</text:p>
          </table:table-cell>
          <table:table-cell office:value-type="currency" office:value="0.27" table:style-name="ce40">
            <text:p>0,27 €</text:p>
          </table:table-cell>
          <table:table-cell office:value-type="currency" office:value="0.27" table:formula="msoxl:=$D7*P7" table:style-name="ce56">
            <text:p>0,27 €</text:p>
          </table:table-cell>
          <table:table-cell table:number-columns-repeated="16367"/>
        </table:table-row>
        <table:table-row table:style-name="ro1">
          <table:table-cell office:value-type="string" table:style-name="ce23">
            <text:p>C3, C4</text:p>
          </table:table-cell>
          <table:table-cell office:value-type="string" table:style-name="ce31">
            <text:p>Kondensator</text:p>
          </table:table-cell>
          <table:table-cell office:value-type="string" table:style-name="ce24">
            <text:p>Elektrolyt-Kondensator radial bedrahtet 3.5 mm 150 µF 25 V 20 % (Ø x H) 8 mm x 11,5 mm</text:p>
          </table:table-cell>
          <table:table-cell office:value-type="float" office:value="2" table:style-name="ce54">
            <text:p>2</text:p>
          </table:table-cell>
          <table:table-cell office:value-type="string" table:style-name="ce25">
            <text:p>Würth Elektronik</text:p>
          </table:table-cell>
          <table:table-cell office:value-type="string" table:style-name="ce33">
            <text:p>WCAP-ATLI 860080474008</text:p>
          </table:table-cell>
          <table:table-cell office:value-type="string" table:style-name="ce29">
            <text:p>1280863 - 62</text:p>
          </table:table-cell>
          <table:table-cell office:value-type="currency" office:value="0.25" table:style-name="ce28">
            <text:p>0,25 €</text:p>
          </table:table-cell>
          <table:table-cell office:value-type="currency" office:value="0.5" table:formula="msoxl:=$D8*H8" table:style-name="ce56">
            <text:p>0,50 €</text:p>
          </table:table-cell>
          <table:table-cell office:value-type="string" table:style-name="ce50">
            <text:p>A676821</text:p>
          </table:table-cell>
          <table:table-cell office:value-type="currency" office:value="0.25" table:style-name="ce40">
            <text:p>0,25 €</text:p>
          </table:table-cell>
          <table:table-cell office:value-type="currency" office:value="0.5" table:formula="msoxl:=$D8*K8" table:style-name="ce56">
            <text:p>0,50 €</text:p>
          </table:table-cell>
          <table:table-cell office:value-type="string" table:style-name="ce25">
            <text:p>Panasonic</text:p>
          </table:table-cell>
          <table:table-cell office:value-type="string" table:style-name="ce33">
            <text:p>EEUFC1V151</text:p>
          </table:table-cell>
          <table:table-cell office:value-type="string" table:style-name="ce32">
            <text:p>RAD FC 150/35</text:p>
          </table:table-cell>
          <table:table-cell office:value-type="currency" office:value="0.28999999999999998" table:style-name="ce40">
            <text:p>0,29 €</text:p>
          </table:table-cell>
          <table:table-cell office:value-type="currency" office:value="0.57999999999999996" table:formula="msoxl:=$D8*P8" table:style-name="ce56">
            <text:p>0,58 €</text:p>
          </table:table-cell>
          <table:table-cell table:number-columns-repeated="16367"/>
        </table:table-row>
        <table:table-row table:style-name="ro1">
          <table:table-cell office:value-type="string" table:style-name="ce23">
            <text:p>C5, C7</text:p>
          </table:table-cell>
          <table:table-cell office:value-type="string" table:style-name="ce31">
            <text:p>Kondensator</text:p>
          </table:table-cell>
          <table:table-cell office:value-type="string" table:style-name="ce24">
            <text:p>Keramik-Kondensator SMD 0805 22 µF 25 V 20 % X5R oder X7R</text:p>
          </table:table-cell>
          <table:table-cell office:value-type="float" office:value="2" table:style-name="ce54">
            <text:p>2</text:p>
          </table:table-cell>
          <table:table-cell table:style-name="ce29"/>
          <table:table-cell table:style-name="ce32"/>
          <table:table-cell table:style-name="ce25"/>
          <table:table-cell table:style-name="ce28"/>
          <table:table-cell office:value-type="currency" office:value="0" table:formula="msoxl:=$D9*H9" table:style-name="ce56">
            <text:p>0,00 €</text:p>
          </table:table-cell>
          <table:table-cell table:style-name="ce51"/>
          <table:table-cell table:style-name="ce40"/>
          <table:table-cell office:value-type="currency" office:value="0" table:formula="msoxl:=$D9*K9" table:style-name="ce56">
            <text:p>0,00 €</text:p>
          </table:table-cell>
          <table:table-cell office:value-type="string" table:style-name="ce29">
            <text:p>Murata</text:p>
          </table:table-cell>
          <table:table-cell office:value-type="string" table:style-name="ce32">
            <text:p>GRM21BR61E226ME44L</text:p>
          </table:table-cell>
          <table:table-cell office:value-type="string" table:style-name="ce32">
            <text:p>X5R-G0805 22/25</text:p>
          </table:table-cell>
          <table:table-cell office:value-type="currency" office:value="0.13" table:style-name="ce40">
            <text:p>0,13 €</text:p>
          </table:table-cell>
          <table:table-cell office:value-type="currency" office:value="0.26" table:formula="msoxl:=$D9*P9" table:style-name="ce56">
            <text:p>0,26 €</text:p>
          </table:table-cell>
          <table:table-cell table:number-columns-repeated="16367"/>
        </table:table-row>
        <table:table-row table:style-name="ro1">
          <table:table-cell office:value-type="string" table:style-name="ce23">
            <text:p>C6</text:p>
          </table:table-cell>
          <table:table-cell office:value-type="string" table:style-name="ce31">
            <text:p>Kondensator</text:p>
          </table:table-cell>
          <table:table-cell office:value-type="string" table:style-name="ce24">
            <text:p>Keramik-Kondensator SMD 0805 1 µF 25 V 20 % X5R oder X7R</text:p>
          </table:table-cell>
          <table:table-cell office:value-type="float" office:value="1" table:style-name="ce54">
            <text:p>1</text:p>
          </table:table-cell>
          <table:table-cell office:value-type="string" table:style-name="ce25">
            <text:p>Kemet</text:p>
          </table:table-cell>
          <table:table-cell office:value-type="string" table:style-name="ce33">
            <text:p>C0805C105K3RAC7800+</text:p>
          </table:table-cell>
          <table:table-cell office:value-type="string" table:style-name="ce25">
            <text:p>458056 - 62</text:p>
          </table:table-cell>
          <table:table-cell office:value-type="currency" office:value="0.16" table:style-name="ce28">
            <text:p>0,16 €</text:p>
          </table:table-cell>
          <table:table-cell office:value-type="currency" office:value="0.16" table:formula="msoxl:=$D10*H10" table:style-name="ce56">
            <text:p>0,16 €</text:p>
          </table:table-cell>
          <table:table-cell office:value-type="string" table:style-name="ce50">
            <text:p>W36738</text:p>
          </table:table-cell>
          <table:table-cell office:value-type="currency" office:value="0.06" table:style-name="ce40">
            <text:p>0,06 €</text:p>
          </table:table-cell>
          <table:table-cell office:value-type="currency" office:value="0.06" table:formula="msoxl:=$D10*K10" table:style-name="ce56">
            <text:p>0,06 €</text:p>
          </table:table-cell>
          <table:table-cell office:value-type="string" table:style-name="ce25">
            <text:p>Murata</text:p>
          </table:table-cell>
          <table:table-cell office:value-type="string" table:style-name="ce33">
            <text:p>GRM21BR71E105KA99L</text:p>
          </table:table-cell>
          <table:table-cell office:value-type="string" table:style-name="ce32">
            <text:p>X7R-G0805 1,0/25</text:p>
          </table:table-cell>
          <table:table-cell office:value-type="currency" office:value="0.05" table:style-name="ce40">
            <text:p>0,05 €</text:p>
          </table:table-cell>
          <table:table-cell office:value-type="currency" office:value="0.05" table:formula="msoxl:=$D10*P10" table:style-name="ce56">
            <text:p>0,05 €</text:p>
          </table:table-cell>
          <table:table-cell table:number-columns-repeated="16367"/>
        </table:table-row>
        <table:table-row table:style-name="ro1">
          <table:table-cell office:value-type="string" table:style-name="ce27">
            <text:p>L1</text:p>
          </table:table-cell>
          <table:table-cell office:value-type="string" table:style-name="ce32">
            <text:p>Induktivität</text:p>
          </table:table-cell>
          <table:table-cell office:value-type="string" table:style-name="ce26">
            <text:p>gekapselt radial bedrahtet Rastermaß 5 mm 8.2 µH 0.024 Ω 2.60 A</text:p>
          </table:table-cell>
          <table:table-cell office:value-type="float" office:value="1" table:style-name="ce54">
            <text:p>1</text:p>
          </table:table-cell>
          <table:table-cell office:value-type="string" table:style-name="ce29">
            <text:p>Panasonic</text:p>
          </table:table-cell>
          <table:table-cell office:value-type="string" table:style-name="ce33">
            <text:p>ELC09D8R2DF</text:p>
          </table:table-cell>
          <table:table-cell office:value-type="string" table:style-name="ce25">
            <text:p>451176 - 62</text:p>
          </table:table-cell>
          <table:table-cell office:value-type="currency" office:value="1.1000000000000001" table:style-name="ce28">
            <text:p>1,10 €</text:p>
          </table:table-cell>
          <table:table-cell office:value-type="currency" office:value="1.1000000000000001" table:formula="msoxl:=$D11*H11" table:style-name="ce56">
            <text:p>1,10 €</text:p>
          </table:table-cell>
          <table:table-cell office:value-type="string" table:style-name="ce51">
            <text:p>W39948</text:p>
          </table:table-cell>
          <table:table-cell office:value-type="currency" office:value="0.82" table:style-name="ce40">
            <text:p>0,82 €</text:p>
          </table:table-cell>
          <table:table-cell office:value-type="currency" office:value="0.82" table:formula="msoxl:=$D11*K11" table:style-name="ce56">
            <text:p>0,82 €</text:p>
          </table:table-cell>
          <table:table-cell table:style-name="ce29"/>
          <table:table-cell table:style-name="ce33"/>
          <table:table-cell table:style-name="ce32"/>
          <table:table-cell table:style-name="ce40"/>
          <table:table-cell office:value-type="currency" office:value="0" table:formula="msoxl:=$D11*P11" table:style-name="ce56">
            <text:p>0,00 €</text:p>
          </table:table-cell>
          <table:table-cell table:number-columns-repeated="16367"/>
        </table:table-row>
        <table:table-row table:style-name="ro1">
          <table:table-cell office:value-type="string" table:style-name="ce27">
            <text:p>D1</text:p>
          </table:table-cell>
          <table:table-cell office:value-type="string" table:style-name="ce33">
            <text:p>Gleichrichter</text:p>
          </table:table-cell>
          <table:table-cell office:value-type="string" table:style-name="ce24">
            <text:p>Brückengleichrichter SIL-4 100 V 8 A Einphasig</text:p>
          </table:table-cell>
          <table:table-cell office:value-type="float" office:value="1" table:style-name="ce54">
            <text:p>1</text:p>
          </table:table-cell>
          <table:table-cell office:value-type="string" table:style-name="ce29">
            <text:p>Diotec</text:p>
          </table:table-cell>
          <table:table-cell office:value-type="string" table:style-name="ce33">
            <text:p>KBU8B</text:p>
          </table:table-cell>
          <table:table-cell office:value-type="string" table:style-name="ce25">
            <text:p>140745 - 62</text:p>
          </table:table-cell>
          <table:table-cell office:value-type="currency" office:value="1.0900000000000001" table:style-name="ce28">
            <text:p>1,09 €</text:p>
          </table:table-cell>
          <table:table-cell office:value-type="currency" office:value="1.0900000000000001" table:formula="msoxl:=$D12*H12" table:style-name="ce56">
            <text:p>1,09 €</text:p>
          </table:table-cell>
          <table:table-cell office:value-type="string" table:style-name="ce51">
            <text:p>Q17413</text:p>
          </table:table-cell>
          <table:table-cell office:value-type="currency" office:value="0.69" table:style-name="ce40">
            <text:p>0,69 €</text:p>
          </table:table-cell>
          <table:table-cell office:value-type="currency" office:value="0.69" table:formula="msoxl:=$D12*K12" table:style-name="ce56">
            <text:p>0,69 €</text:p>
          </table:table-cell>
          <table:table-cell office:value-type="string" table:style-name="ce29">
            <text:p>Diotec</text:p>
          </table:table-cell>
          <table:table-cell office:value-type="string" table:style-name="ce33">
            <text:p>KBU8B</text:p>
          </table:table-cell>
          <table:table-cell office:value-type="string" table:style-name="ce33">
            <text:p>KBU8B DIO</text:p>
          </table:table-cell>
          <table:table-cell office:value-type="currency" office:value="0.86" table:style-name="ce40">
            <text:p>0,86 €</text:p>
          </table:table-cell>
          <table:table-cell office:value-type="currency" office:value="0.86" table:formula="msoxl:=$D12*P12" table:style-name="ce56">
            <text:p>0,86 €</text:p>
          </table:table-cell>
          <table:table-cell table:number-columns-repeated="16367"/>
        </table:table-row>
        <table:table-row table:style-name="ro1">
          <table:table-cell office:value-type="string" table:style-name="ce27">
            <text:p>D2</text:p>
          </table:table-cell>
          <table:table-cell office:value-type="string" table:style-name="ce33">
            <text:p>Z-Diode</text:p>
          </table:table-cell>
          <table:table-cell office:value-type="string" table:style-name="ce24">
            <text:p>Z-Diode DO-41 axial bedrahtet Zener-Spannung 6.2 V Leistung (max) P(TOT) 1.3 W</text:p>
          </table:table-cell>
          <table:table-cell office:value-type="float" office:value="1" table:style-name="ce54">
            <text:p>1</text:p>
          </table:table-cell>
          <table:table-cell office:value-type="string" table:style-name="ce29">
            <text:p>Diotec<text:s/></text:p>
          </table:table-cell>
          <table:table-cell office:value-type="string" table:style-name="ce33">
            <text:p>ZPY6.2<text:s/></text:p>
          </table:table-cell>
          <table:table-cell office:value-type="string" table:style-name="ce25">
            <text:p>180599 - 62</text:p>
          </table:table-cell>
          <table:table-cell office:value-type="currency" office:value="0.2" table:style-name="ce28">
            <text:p>0,20 €</text:p>
          </table:table-cell>
          <table:table-cell office:value-type="currency" office:value="0.2" table:formula="msoxl:=$D13*H13" table:style-name="ce56">
            <text:p>0,20 €</text:p>
          </table:table-cell>
          <table:table-cell office:value-type="string" table:style-name="ce50">
            <text:p>Q67300</text:p>
          </table:table-cell>
          <table:table-cell office:value-type="currency" office:value="0.18" table:style-name="ce40">
            <text:p>0,18 €</text:p>
          </table:table-cell>
          <table:table-cell office:value-type="currency" office:value="0.18" table:formula="msoxl:=$D13*K13" table:style-name="ce56">
            <text:p>0,18 €</text:p>
          </table:table-cell>
          <table:table-cell office:value-type="string" table:style-name="ce29">
            <text:p>Semtech</text:p>
          </table:table-cell>
          <table:table-cell office:value-type="string" table:style-name="ce32">
            <text:p>BZX85C6V2 R0</text:p>
          </table:table-cell>
          <table:table-cell office:value-type="string" table:style-name="ce32">
            <text:p>ZD 6,2</text:p>
          </table:table-cell>
          <table:table-cell office:value-type="currency" office:value="0.06" table:style-name="ce40">
            <text:p>0,06 €</text:p>
          </table:table-cell>
          <table:table-cell office:value-type="currency" office:value="0.06" table:formula="msoxl:=$D13*P13" table:style-name="ce56">
            <text:p>0,06 €</text:p>
          </table:table-cell>
          <table:table-cell table:number-columns-repeated="16367"/>
        </table:table-row>
        <table:table-row table:style-name="ro1">
          <table:table-cell office:value-type="string" table:style-name="ce27">
            <text:p>F1,F2</text:p>
          </table:table-cell>
          <table:table-cell office:value-type="string" table:style-name="ce33">
            <text:p>Sicherungshalter</text:p>
          </table:table-cell>
          <table:table-cell office:value-type="string" table:style-name="ce26">
            <text:p>Sicherungs-Haltefeder Passend für Feinsicherung 5 x 20 mm 6.3 A 250 V/AC</text:p>
          </table:table-cell>
          <table:table-cell office:value-type="float" office:value="4" table:style-name="ce54">
            <text:p>4</text:p>
          </table:table-cell>
          <table:table-cell office:value-type="string" table:style-name="ce29">
            <text:p>ESKA</text:p>
          </table:table-cell>
          <table:table-cell office:value-type="float" office:value="120700" table:style-name="ce36">
            <text:p>120700</text:p>
          </table:table-cell>
          <table:table-cell office:value-type="string" table:style-name="ce25">
            <text:p>524314 - 62</text:p>
          </table:table-cell>
          <table:table-cell office:value-type="currency" office:value="0.14000000000000001" table:style-name="ce28">
            <text:p>0,14 €</text:p>
          </table:table-cell>
          <table:table-cell office:value-type="currency" office:value="0.56000000000000005" table:formula="msoxl:=$D14*H14" table:style-name="ce56">
            <text:p>0,56 €</text:p>
          </table:table-cell>
          <table:table-cell office:value-type="string" table:style-name="ce51">
            <text:p>S51291</text:p>
          </table:table-cell>
          <table:table-cell office:value-type="currency" office:value="0.12" table:style-name="ce40">
            <text:p>0,12 €</text:p>
          </table:table-cell>
          <table:table-cell office:value-type="currency" office:value="0.48" table:formula="msoxl:=$D14*K14" table:style-name="ce56">
            <text:p>0,48 €</text:p>
          </table:table-cell>
          <table:table-cell office:value-type="string" table:style-name="ce29">
            <text:p>ESKA</text:p>
          </table:table-cell>
          <table:table-cell office:value-type="float" office:value="1208" table:style-name="ce36">
            <text:p>1208</text:p>
          </table:table-cell>
          <table:table-cell office:value-type="string" table:style-name="ce32">
            <text:p>PL 120000</text:p>
          </table:table-cell>
          <table:table-cell office:value-type="currency" office:value="0.06" table:style-name="ce40">
            <text:p>0,06 €</text:p>
          </table:table-cell>
          <table:table-cell office:value-type="currency" office:value="0.24" table:formula="msoxl:=$D14*P14" table:style-name="ce56">
            <text:p>0,24 €</text:p>
          </table:table-cell>
          <table:table-cell table:number-columns-repeated="16367"/>
        </table:table-row>
        <table:table-row table:style-name="ro1">
          <table:table-cell office:value-type="string" table:style-name="ce27">
            <text:p>F1,F2</text:p>
          </table:table-cell>
          <table:table-cell office:value-type="string" table:style-name="ce33">
            <text:p>Sicherung</text:p>
          </table:table-cell>
          <table:table-cell office:value-type="string" table:style-name="ce24">
            <text:p>Feinsicherung (Ø x L) 5 mm x 20 mm 1.6 A 250 V Träge -T-<text:s/><text:span text:style-name="T1">Inhalt 10 St.</text:span></text:p>
          </table:table-cell>
          <table:table-cell office:value-type="float" office:value="1" table:style-name="ce54">
            <text:p>1</text:p>
          </table:table-cell>
          <table:table-cell office:value-type="string" table:style-name="ce29">
            <text:p>ESKA</text:p>
          </table:table-cell>
          <table:table-cell office:value-type="float" office:value="522519" table:style-name="ce36">
            <text:p>522519</text:p>
          </table:table-cell>
          <table:table-cell office:value-type="string" table:style-name="ce25">
            <text:p>533513 - 62</text:p>
          </table:table-cell>
          <table:table-cell office:value-type="currency" office:value="2.0499999999999998" table:style-name="ce28">
            <text:p>2,05 €</text:p>
          </table:table-cell>
          <table:table-cell office:value-type="currency" office:value="2.0499999999999998" table:formula="msoxl:=$D15*H15" table:style-name="ce56">
            <text:p>2,05 €</text:p>
          </table:table-cell>
          <table:table-cell office:value-type="string" table:style-name="ce51">
            <text:p>S22392</text:p>
          </table:table-cell>
          <table:table-cell office:value-type="currency" office:value="2.0499999999999998" table:style-name="ce40">
            <text:p>2,05 €</text:p>
          </table:table-cell>
          <table:table-cell office:value-type="currency" office:value="2.0499999999999998" table:formula="msoxl:=$D15*K15" table:style-name="ce56">
            <text:p>2,05 €</text:p>
          </table:table-cell>
          <table:table-cell office:value-type="string" table:style-name="ce29">
            <text:p>ESKA</text:p>
          </table:table-cell>
          <table:table-cell office:value-type="float" office:value="522519" table:style-name="ce36">
            <text:p>522519</text:p>
          </table:table-cell>
          <table:table-cell office:value-type="string" table:style-name="ce32">
            <text:p>TR 1,6A</text:p>
          </table:table-cell>
          <table:table-cell office:value-type="currency" office:value="0.79" table:style-name="ce40">
            <text:p>0,79 €</text:p>
          </table:table-cell>
          <table:table-cell office:value-type="currency" office:value="0.79" table:formula="msoxl:=$D15*P15" table:style-name="ce56">
            <text:p>0,79 €</text:p>
          </table:table-cell>
          <table:table-cell table:number-columns-repeated="16367"/>
        </table:table-row>
        <table:table-row table:style-name="ro1">
          <table:table-cell office:value-type="string" table:style-name="ce27">
            <text:p>RV1, RV2</text:p>
          </table:table-cell>
          <table:table-cell office:value-type="string" table:style-name="ce33">
            <text:p>Varistor</text:p>
          </table:table-cell>
          <table:table-cell office:value-type="string" table:style-name="ce24">
            <text:p>Scheiben-Varistor 33 V</text:p>
          </table:table-cell>
          <table:table-cell office:value-type="float" office:value="2" table:style-name="ce54">
            <text:p>2</text:p>
          </table:table-cell>
          <table:table-cell office:value-type="string" table:style-name="ce29">
            <text:p>Epcos</text:p>
          </table:table-cell>
          <table:table-cell office:value-type="string" table:style-name="ce33">
            <text:p>S10K20</text:p>
          </table:table-cell>
          <table:table-cell office:value-type="string" table:style-name="ce29">
            <text:p>500412 - 62</text:p>
          </table:table-cell>
          <table:table-cell office:value-type="currency" office:value="0.47" table:style-name="ce28">
            <text:p>0,47 €</text:p>
          </table:table-cell>
          <table:table-cell office:value-type="currency" office:value="0.94" table:formula="msoxl:=$D16*H16" table:style-name="ce56">
            <text:p>0,94 €</text:p>
          </table:table-cell>
          <table:table-cell office:value-type="string" table:style-name="ce50">
            <text:p>S77195</text:p>
          </table:table-cell>
          <table:table-cell office:value-type="currency" office:value="0.3" table:style-name="ce40">
            <text:p>0,30 €</text:p>
          </table:table-cell>
          <table:table-cell office:value-type="currency" office:value="0.6" table:formula="msoxl:=$D16*K16" table:style-name="ce56">
            <text:p>0,60 €</text:p>
          </table:table-cell>
          <table:table-cell office:value-type="string" table:style-name="ce29">
            <text:p>Epcos</text:p>
          </table:table-cell>
          <table:table-cell office:value-type="string" table:style-name="ce33">
            <text:p>S10K20</text:p>
          </table:table-cell>
          <table:table-cell office:value-type="string" table:style-name="ce33">
            <text:p>VDR-0,6 30</text:p>
          </table:table-cell>
          <table:table-cell office:value-type="currency" office:value="0.28000000000000003" table:style-name="ce40">
            <text:p>0,28 €</text:p>
          </table:table-cell>
          <table:table-cell office:value-type="currency" office:value="0.56000000000000005" table:formula="msoxl:=$D16*P16" table:style-name="ce56">
            <text:p>0,56 €</text:p>
          </table:table-cell>
          <table:table-cell table:number-columns-repeated="16367"/>
        </table:table-row>
        <table:table-row table:style-name="ro1">
          <table:table-cell office:value-type="string" table:style-name="ce27">
            <text:p>RV3</text:p>
          </table:table-cell>
          <table:table-cell office:value-type="string" table:style-name="ce33">
            <text:p>Trimmer</text:p>
          </table:table-cell>
          <table:table-cell office:value-type="string" table:style-name="ce24">
            <text:p>Spindeltrimmer 25-Gang linear 0.5 W 500 Ω 9000 °</text:p>
          </table:table-cell>
          <table:table-cell office:value-type="float" office:value="1" table:style-name="ce54">
            <text:p>1</text:p>
          </table:table-cell>
          <table:table-cell office:value-type="string" table:style-name="ce29">
            <text:p>Weltron</text:p>
          </table:table-cell>
          <table:table-cell office:value-type="string" table:style-name="ce33">
            <text:p>WEL3296-Y-501-LF</text:p>
          </table:table-cell>
          <table:table-cell office:value-type="string" table:style-name="ce25">
            <text:p>447061 - 62</text:p>
          </table:table-cell>
          <table:table-cell office:value-type="currency" office:value="0.68" table:style-name="ce28">
            <text:p>0,68 €</text:p>
          </table:table-cell>
          <table:table-cell office:value-type="currency" office:value="0.68" table:formula="msoxl:=$D17*H17" table:style-name="ce56">
            <text:p>0,68 €</text:p>
          </table:table-cell>
          <table:table-cell office:value-type="string" table:style-name="ce51">
            <text:p>W14789</text:p>
          </table:table-cell>
          <table:table-cell office:value-type="currency" office:value="0.67" table:style-name="ce40">
            <text:p>0,67 €</text:p>
          </table:table-cell>
          <table:table-cell office:value-type="currency" office:value="0.67" table:formula="msoxl:=$D17*K17" table:style-name="ce56">
            <text:p>0,67 €</text:p>
          </table:table-cell>
          <table:table-cell office:value-type="string" table:style-name="ce29">
            <text:p>Weltron</text:p>
          </table:table-cell>
          <table:table-cell office:value-type="string" table:style-name="ce33">
            <text:p>WEL3296-Y-501-LF</text:p>
          </table:table-cell>
          <table:table-cell office:value-type="string" table:style-name="ce32">
            <text:p>64Y-500</text:p>
          </table:table-cell>
          <table:table-cell office:value-type="currency" office:value="0.28999999999999998" table:style-name="ce40">
            <text:p>0,29 €</text:p>
          </table:table-cell>
          <table:table-cell office:value-type="currency" office:value="0.28999999999999998" table:formula="msoxl:=$D17*P17" table:style-name="ce56">
            <text:p>0,29 €</text:p>
          </table:table-cell>
          <table:table-cell table:number-columns-repeated="16367"/>
        </table:table-row>
        <table:table-row table:style-name="ro2">
          <table:table-cell office:value-type="string" table:style-name="ce10">
            <text:p>U1</text:p>
          </table:table-cell>
          <table:table-cell office:value-type="string" table:style-name="ce34">
            <text:p>Regler</text:p>
          </table:table-cell>
          <table:table-cell office:value-type="string" table:style-name="ce20">
            <text:p>Murata OKR-T/3-W12, DC/DC-Wandler, Print 3 A 15 W Anzahl Ausgänge: 1 x</text:p>
          </table:table-cell>
          <table:table-cell office:value-type="float" office:value="1" table:style-name="ce55">
            <text:p>1</text:p>
          </table:table-cell>
          <table:table-cell office:value-type="string" table:style-name="ce18">
            <text:p>Murata</text:p>
          </table:table-cell>
          <table:table-cell office:value-type="string" table:style-name="ce37">
            <text:p>OKR-T/3-W12-C</text:p>
          </table:table-cell>
          <table:table-cell office:value-type="string" table:style-name="ce46">
            <text:p>1536493 - 62</text:p>
          </table:table-cell>
          <table:table-cell office:value-type="currency" office:value="9.2200000000000006" table:style-name="ce19">
            <text:p>9,22 €</text:p>
          </table:table-cell>
          <table:table-cell office:value-type="currency" office:value="9.2200000000000006" table:formula="msoxl:=$D18*H18" table:style-name="ce57">
            <text:p>9,22 €</text:p>
          </table:table-cell>
          <table:table-cell office:value-type="string" table:style-name="ce52">
            <text:p>S281021</text:p>
          </table:table-cell>
          <table:table-cell office:value-type="currency" office:value="8.48" table:style-name="ce42">
            <text:p>8,48 €</text:p>
          </table:table-cell>
          <table:table-cell office:value-type="currency" office:value="8.48" table:formula="msoxl:=$D18*K18" table:style-name="ce57">
            <text:p>8,48 €</text:p>
          </table:table-cell>
          <table:table-cell table:style-name="ce18"/>
          <table:table-cell table:style-name="ce37"/>
          <table:table-cell table:style-name="ce41"/>
          <table:table-cell table:style-name="ce42"/>
          <table:table-cell office:value-type="currency" office:value="0" table:formula="msoxl:=$D18*P18" table:style-name="ce57">
            <text:p>0,00 €</text:p>
          </table:table-cell>
          <table:table-cell table:number-columns-repeated="16367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Anmerkung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C1</text:p>
          </table:table-cell>
          <table:table-cell office:value-type="string" table:style-name="ce6">
            <text:p>max. Durchmesser 18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2,C3,C4</text:p>
          </table:table-cell>
          <table:table-cell office:value-type="string" table:style-name="ce6">
            <text:p>Max. Durchmesser 8mm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U1</text:p>
          </table:table-cell>
          <table:table-cell office:value-type="string" table:style-name="ce6">
            <text:p>Murata OKR-T/3-W12 oder Traco TSR 3-1250</text:p>
          </table:table-cell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6">
            <text:p>Bei Einsatz des Traco TSR 3-1250 entfallen C5, C6, C7.</text:p>
          </table:table-cell>
          <table:table-cell table:number-columns-repeated="16382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50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72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eorge Pofandt</meta:initial-creator>
    <dc:creator>Wa</dc:creator>
    <meta:creation-date>2009-03-24T23:14:32Z</meta:creation-date>
    <dc:date>2018-05-18T08:33:51Z</dc:date>
    <meta:print-date>2018-05-18T08:28:36Z</meta:print-date>
    <meta:editing-duration>PT0S</meta:editing-duration>
  </office:meta>
</office:document-meta>
</file>